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10.79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2898" officeooo:paragraph-rsid="00022898"/>
    </style:style>
    <style:style style:name="P2" style:family="paragraph" style:parent-style-name="Standard">
      <style:text-properties officeooo:rsid="00032a4a" officeooo:paragraph-rsid="00032a4a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2898" officeooo:paragraph-rsid="00022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7443" officeooo:paragraph-rsid="00047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022898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22898" officeooo:paragraph-rsid="00022898"/>
    </style:style>
    <style:style style:name="P8" style:family="paragraph" style:parent-style-name="Table_20_Contents">
      <style:paragraph-properties fo:text-align="start" style:justify-single-word="false"/>
      <style:text-properties officeooo:rsid="00022898" officeooo:paragraph-rsid="00022898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032a4a" officeooo:paragraph-rsid="00032a4a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2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032a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8023 – Assignment 1 checklist</text:p>
      <text:p text:style-name="P2"/>
      <text:p text:style-name="P2">Name: </text:p>
      <text:p text:style-name="P2">Student ID: </text:p>
      <text:p text:style-name="P1"/>
      <text:p text:style-name="P1">Please provide details on where you have implemented what was required, as per the rubric. <text:span text:style-name="T4">Provide a package, class name and line numbers where required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Where have you implemented creational patterns?</text:p>
          </table:table-cell>
          <table:table-cell table:style-name="Table1.B1" office:value-type="string">
            <text:p text:style-name="P5">Pattern 1:</text:p>
            <text:p text:style-name="P5">Rationale:</text:p>
            <text:p text:style-name="P5"/>
            <text:p text:style-name="P5">Pattern 2:</text:p>
            <text:p text:style-name="P5">Rationale:</text:p>
            <text:p text:style-name="P5"/>
          </table:table-cell>
        </table:table-row>
        <table:table-row>
          <table:table-cell table:style-name="Table1.A2" office:value-type="string">
            <text:p text:style-name="P4">Where have you implemented structural patterns?</text:p>
          </table:table-cell>
          <table:table-cell table:style-name="Table1.B2" office:value-type="string">
            <text:p text:style-name="P5">Pattern 1:</text:p>
            <text:p text:style-name="P5">Rationale:</text:p>
            <text:p text:style-name="P5"/>
            <text:p text:style-name="P5">Pattern 2:</text:p>
            <text:p text:style-name="P5">Rationale:</text:p>
            <text:p text:style-name="P5"/>
          </table:table-cell>
        </table:table-row>
        <table:table-row>
          <table:table-cell table:style-name="Table1.A2" office:value-type="string">
            <text:p text:style-name="P4">Where have you implemented behavioural patterns?</text:p>
          </table:table-cell>
          <table:table-cell table:style-name="Table1.B2" office:value-type="string">
            <text:p text:style-name="P5">Pattern 1:</text:p>
            <text:p text:style-name="P5">Rationale:</text:p>
            <text:p text:style-name="P5"/>
            <text:p text:style-name="P5">Pattern 2:</text:p>
            <text:p text:style-name="P5">Rationale:</text:p>
            <text:p text:style-name="P5"/>
          </table:table-cell>
        </table:table-row>
        <table:table-row>
          <table:table-cell table:style-name="Table1.A2" office:value-type="string">
            <text:p text:style-name="P4">Where have you implemented threading?</text:p>
          </table:table-cell>
          <table:table-cell table:style-name="Table1.B2" office:value-type="string">
            <text:p text:style-name="P5">Threading:</text:p>
            <text:p text:style-name="P5">Rationale:</text:p>
            <text:p text:style-name="P5"/>
            <text:p text:style-name="P5">Threading 2:</text:p>
            <text:p text:style-name="P5">Rationale:</text:p>
            <text:p text:style-name="P5"/>
          </table:table-cell>
        </table:table-row>
        <table:table-row>
          <table:table-cell table:style-name="Table1.A2" office:value-type="string">
            <text:p text:style-name="P4">To what extent do you believe you have implemented the requested functionality? Is there anything missing or only partially working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re you adhering to clean coding standards / <text:span text:style-name="T4">practices</text:span>?</text:p>
          </table:table-cell>
          <table:table-cell table:style-name="Table1.B2" office:value-type="string">
            <text:list xml:id="list226119454" text:style-name="L1">
              <text:list-item>
                <text:p text:style-name="P6"><text:span text:style-name="T2">Proper naming conventions (using camelCase), </text:span><text:span text:style-name="T3">class names are nouns, method names are verbs</text:span><text:span text:style-name="T2">? Yes | No</text:span></text:p>
              </text:list-item>
              <text:list-item>
                <text:p text:style-name="P7"><text:span text:style-name="T1">Packages to organise the components in my application? Yes | No</text:span></text:p>
              </text:list-item>
              <text:list-item>
                <text:p text:style-name="P7"><text:span text:style-name="T1">Proper spacing and indentation? Yes | No</text:span></text:p>
              </text:list-item>
              <text:list-item>
                <text:p text:style-name="P9"><text:span text:style-name="T1">An appropriate number of comments? Yes | No</text:span></text:p>
              </text:list-item>
              <text:list-item>
                <text:p text:style-name="P9"><text:span text:style-name="T1">Methods are cohesive (do one thing)? Yes | No</text:span></text:p>
              </text:list-item>
              <text:list-item>
                <text:p text:style-name="P9"><text:span text:style-name="T1">Encapsulation is used to hide data / properties, using getters/setters, etc.? Yes | No</text:span></text:p>
              </text:list-item>
            </text:list>
            <text:p text:style-name="P8"><text:span text:style-name="T1"/></text:p>
            <text:p text:style-name="P8"><text:soft-page-break/><text:span text:style-name="T1">Any additional comments:</text:span>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38:31.566253056</meta:creation-date>
    <dc:date>2019-10-10T15:20:10.697550582</dc:date>
    <meta:editing-duration>PT31M28S</meta:editing-duration>
    <meta:editing-cycles>2</meta:editing-cycles>
    <meta:generator>LibreOffice/6.2.7.1$Linux_X86_64 LibreOffice_project/20$Build-1</meta:generator>
    <meta:document-statistic meta:table-count="1" meta:image-count="0" meta:object-count="0" meta:page-count="2" meta:paragraph-count="33" meta:word-count="181" meta:character-count="1139" meta:non-whitespace-character-count="994"/>
  </office:meta>
</office:document-meta>
</file>